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re Functions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oential Func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are functions of the form f(x) = b<text:span text:style-name="T1">x</text:span></text:p>
              </text:list-item>
              <text:list-item>
                <text:p><text:span text:style-name="T2">These grow really fast (or shrink)</text:span></text:p>
              </text:list-item>
              <text:list-item>
                <text:p><text:span text:style-name="T2">For any expoential function, f(x), f(0) = 1</text:span></text:p>
              </text:list-item>
              <text:list-item>
                <text:p><text:span text:style-name="T2">Properties:</text:span></text:p>
                <text:list>
                  <text:list-item>
                    <text:p><text:span text:style-name="T2">b</text:span><text:span text:style-name="T1">x </text:span><text:span text:style-name="T2">b</text:span><text:span text:style-name="T1">y</text:span><text:span text:style-name="T2"> = b</text:span><text:span text:style-name="T1">x+y</text:span></text:p>
                  </text:list-item>
                  <text:list-item>
                    <text:p><text:span text:style-name="T2">b</text:span><text:span text:style-name="T1">x</text:span><text:span text:style-name="T2"> c</text:span><text:span text:style-name="T1">x</text:span><text:span text:style-name="T2"> = (bc)</text:span><text:span text:style-name="T1">x</text:span></text:p>
                  </text:list-item>
                  <text:list-item>
                    <text:p><text:span text:style-name="T2">(b</text:span><text:span text:style-name="T1">x</text:span><text:span text:style-name="T2">)</text:span><text:span text:style-name="T1">y</text:span><text:span text:style-name="T2"> = b</text:span><text:span text:style-name="T1">x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g Functions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Triangles and circles are your friends </text:span></text:p>
              </text:list-item>
              <text:list-item>
                <text:p text:style-name="P1"><text:span text:style-name="T2">sin(x) = O/H</text:span><text:span text:style-name="T2"><text:tab/></text:span><text:span text:style-name="T2"><text:tab/></text:span><text:span text:style-name="T2"><text:tab/></text:span><text:span text:style-name="T2"><text:tab/></text:span><text:span text:style-name="T2">1/sin(x) = csc(x) = H/O</text:span></text:p>
              </text:list-item>
              <text:list-item>
                <text:p text:style-name="P1"><text:span text:style-name="T2">cos(x) = A/H</text:span><text:span text:style-name="T2"><text:tab/></text:span><text:span text:style-name="T2"><text:tab/></text:span><text:span text:style-name="T2"><text:tab/></text:span><text:span text:style-name="T2"><text:tab/></text:span><text:span text:style-name="T2">1/cos(x) = sec(x) = H/A</text:span></text:p>
              </text:list-item>
              <text:list-item>
                <text:p text:style-name="P1"><text:span text:style-name="T2">tan(x) = O/A</text:span><text:span text:style-name="T2"><text:tab/></text:span><text:span text:style-name="T2"><text:tab/></text:span><text:span text:style-name="T2"><text:tab/></text:span><text:span text:style-name="T2"><text:tab/></text:span><text:span text:style-name="T2">1/tan(x) = cot(x)</text:span></text:p>
                <text:p text:style-name="P1"><text:span text:style-name="T2"/></text:p>
              </text:list-item>
              <text:list-item>
                <text:p text:style-name="P1"><text:span text:style-name="T2">sin</text:span><text:span text:style-name="T1">2</text:span><text:span text:style-name="T2">(x) + cos</text:span><text:span text:style-name="T1">2</text:span><text:span text:style-name="T2">(x) = 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yperbolic Functions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2">Have you heard of thes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verse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An inverse is an "undo" function</text:p>
              </text:list-item>
              <text:list-item>
                <text:p>Mathematicians like undoing things</text:p>
              </text:list-item>
              <text:list-item>
                <text:p>To calculate an inverse just swap x and y</text:p>
              </text:list-item>
              <text:list-item>
                <text:p>Common Inverses in Math</text:p>
                <text:list>
                  <text:list-item>
                    <text:p>Additive Inverse</text:p>
                  </text:list-item>
                  <text:list-item>
                    <text:p>Multiplicitive Inverse</text:p>
                  </text:list-item>
                  <text:list-item>
                    <text:p>Power Inverse</text:p>
                  </text:list-item>
                  <text:list-item>
                    <text:p>Exponential Inverse</text:p>
                  </text:list-item>
                  <text:list-item>
                    <text:p>Trig Inver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there an Invers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ot all functions have inverses, e.g. f(x) = 10</text:p>
              </text:list-item>
              <text:list-item>
                <text:p>Invertable functions must be 1-1 and onto</text:p>
              </text:list-item>
              <text:list-item>
                <text:p>A way to test this is the horizontial line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Inverses Look Like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waping x and y is like mirroring the x-y plane along y=x</text:p>
              </text:list-item>
              <text:list-item>
                <text:p>Inverses look like "flipped" versions of their normal counterpart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gs (not the fireplace ones)</text:p>
          </draw:text-box>
        </draw:frame>
        <draw:frame presentation:style-name="pr4" draw:layer="layout" svg:width="25.199cm" svg:height="17.434cm" svg:x="1.4cm" svg:y="4.914cm" presentation:class="outline" presentation:user-transformed="true">
          <draw:text-box>
            <text:list text:style-name="L2">
              <text:list-item>
                <text:p>Since we can't solve x = b<text:span text:style-name="T1">y</text:span> we invented a new term</text:p>
              </text:list-item>
              <text:list-item>
                <text:p>x = b<text:span text:style-name="T1">y</text:span><text:span text:style-name="T2"> is the same as log</text:span><text:span text:style-name="T3">b</text:span><text:span text:style-name="T2">(x) = y</text:span></text:p>
              </text:list-item>
              <text:list-item>
                <text:p><text:span text:style-name="T2">Properties of logs:</text:span></text:p>
                <text:list>
                  <text:list-item>
                    <text:p><text:span text:style-name="T2">ln(x) = log</text:span><text:span text:style-name="T3">e</text:span><text:span text:style-name="T2">(x)</text:span></text:p>
                  </text:list-item>
                  <text:list-item>
                    <text:p><text:span text:style-name="T2">log</text:span><text:span text:style-name="T3">b</text:span><text:span text:style-name="T2">(x y) = log</text:span><text:span text:style-name="T3">b</text:span><text:span text:style-name="T2">(x) + log</text:span><text:span text:style-name="T3">b</text:span><text:span text:style-name="T2">(y)</text:span></text:p>
                  </text:list-item>
                  <text:list-item>
                    <text:p><text:span text:style-name="T2">log</text:span><text:span text:style-name="T3">b</text:span><text:span text:style-name="T2">(x / y) = log</text:span><text:span text:style-name="T3">b</text:span><text:span text:style-name="T2">(x) – log</text:span><text:span text:style-name="T3">b</text:span><text:span text:style-name="T2">(y)</text:span></text:p>
                  </text:list-item>
                  <text:list-item>
                    <text:p><text:span text:style-name="T2">log</text:span><text:span text:style-name="T3">b</text:span><text:span text:style-name="T2">(x</text:span><text:span text:style-name="T1">p</text:span><text:span text:style-name="T2">) = p log</text:span><text:span text:style-name="T3">b</text:span><text:span text:style-name="T2">(x)</text:span></text:p>
                  </text:list-item>
                  <text:list-item>
                    <text:p><text:span text:style-name="T2">log</text:span><text:span text:style-name="T3">b</text:span><text:span text:style-name="T2">(b</text:span><text:span text:style-name="T2">) = 1</text:span>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g Invers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nce we can't solve x = sin(y), x = cos(y) or x = tan(y) we invented new terms</text:p>
              </text:list-item>
              <text:list-item>
                <text:p>We use sin<text:span text:style-name="T1">-1</text:span>(x) to denote inverse sin</text:p>
              </text:list-item>
              <text:list-item>
                <text:p><text:span text:style-name="T2">Because trig functions aren't 1-1 we limit them so they are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 due Monda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mework 1</text:p>
              </text:list-item>
              <text:list-item>
                <text:p>Know your functions</text:p>
                <text:list>
                  <text:list-item>
                    <text:p>Lines, Parabolas and Polynomials</text:p>
                  </text:list-item>
                  <text:list-item>
                    <text:p>Rational and Algebraic Functions</text:p>
                  </text:list-item>
                  <text:list-item>
                    <text:p>Be able to make a sketch</text:p>
                  </text:list-item>
                </text:list>
              </text:list-item>
              <text:list-item>
                <text:p>Hopefully most of this was review</text:p>
              </text:list-item>
              <text:list-item>
                <text:p>Next week: <text:s/>Limi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32M42S</meta:editing-duration>
    <meta:editing-cycles>12</meta:editing-cycles>
    <meta:generator>OpenOffice/4.1.1$Win32 OpenOffice.org_project/411m6$Build-9775</meta:generator>
    <dc:date>2016-09-08T20:26:26.83</dc:date>
    <meta:document-statistic meta:object-count="61"/>
  </office:meta>
</office:document-meta>
</file>